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3pt" fo:language="fr" fo:country="FR" officeooo:rsid="00059d25" officeooo:paragraph-rsid="00059d25" style:font-size-asian="11.3500003814697pt" style:font-size-complex="13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3pt" fo:language="fr" fo:country="FR" officeooo:rsid="00059d25" officeooo:paragraph-rsid="00059d25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paragraph-rsid="00059d25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color="#c9211e" loext:opacity="100%"/>
    </style:style>
    <style:style style:name="T2" style:family="text">
      <style:text-properties fo:color="#000000" loext:opacity="100%" fo:font-size="13pt" officeooo:rsid="00059d25" style:font-size-asian="11.3500003814697pt" style:font-size-complex="13pt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é 2 </text:p>
      <text:p text:style-name="P1"/>
      <text:p text:style-name="P3"><text:span text:style-name="T2">sol:</text:span><text:line-break/>Couche la plus externe de la croûte terrestre résultant de l'interaction entre la lithosphère, l'atmosphère, l'hydrosphère et la biosphère. </text:p>
      <text:p text:style-name="P3"/>
      <text:p text:style-name="P2">Humus: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9-23T11:59:19.060000000</dc:date>
    <meta:editing-duration>PT3M</meta:editing-duration>
    <meta:editing-cycles>3</meta:editing-cycles>
    <meta:document-statistic meta:table-count="0" meta:image-count="0" meta:object-count="0" meta:page-count="1" meta:paragraph-count="3" meta:word-count="23" meta:character-count="163" meta:non-whitespace-character-count="140"/>
  </office:meta>
</office:document-meta>
</file>